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2.633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3.9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 fo:text-align="start" style:justify-single-word="false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Heading_20_2" style:list-style-name="">
      <style:paragraph-properties fo:margin-top="0in" fo:margin-bottom="0in" style:contextual-spacing="false"/>
      <style:text-properties officeooo:paragraph-rsid="00249815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margin-top="0in" fo:margin-bottom="0in" style:contextual-spacing="false"/>
      <style:text-properties officeooo:rsid="0026dcf2" officeooo:paragraph-rsid="0026dcf2"/>
    </style:style>
    <style:style style:name="P6" style:family="paragraph" style:parent-style-name="Heading_20_2">
      <style:paragraph-properties fo:margin-top="0in" fo:margin-bottom="0in" style:contextual-spacing="false" fo:break-before="page"/>
      <style:text-properties officeooo:rsid="0026dcf2" officeooo:paragraph-rsid="0026dcf2"/>
    </style:style>
    <style:style style:name="P7" style:family="paragraph" style:parent-style-name="Heading_20_2">
      <style:paragraph-properties fo:margin-top="0in" fo:margin-bottom="0in" style:contextual-spacing="false"/>
    </style:style>
    <style:style style:name="P8" style:family="paragraph" style:parent-style-name="Heading_20_2">
      <style:paragraph-properties fo:margin-top="0in" fo:margin-bottom="0in" style:contextual-spacing="false" fo:break-before="page"/>
    </style:style>
    <style:style style:name="P9" style:family="paragraph" style:parent-style-name="Heading_20_2">
      <style:paragraph-properties fo:margin-top="0in" fo:margin-bottom="0in" style:contextual-spacing="false"/>
      <style:text-properties officeooo:rsid="0029f7ad" officeooo:paragraph-rsid="0029f7ad"/>
    </style:style>
    <style:style style:name="P10" style:family="paragraph" style:parent-style-name="Heading_20_2">
      <style:text-properties officeooo:rsid="002cabe5" officeooo:paragraph-rsid="002cabe5"/>
    </style:style>
    <style:style style:name="P11" style:family="paragraph" style:parent-style-name="Table_20_Contents">
      <style:text-properties fo:font-size="18pt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8pt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8pt" officeooo:rsid="00233b5b" officeooo:paragraph-rsid="00233b5b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8pt" officeooo:rsid="00233b5b" officeooo:paragraph-rsid="00233b5b"/>
    </style:style>
    <style:style style:name="P15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fo:font-size="18pt" officeooo:rsid="00233b5b" officeooo:paragraph-rsid="00233b5b"/>
    </style:style>
    <style:style style:name="P16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officeooo:paragraph-rsid="00233b5b"/>
    </style:style>
    <style:style style:name="P17" style:family="paragraph" style:parent-style-name="Table_20_Contents" style:list-style-name="L1">
      <style:paragraph-properties fo:margin-top="0in" fo:margin-bottom="0in" style:contextual-spacing="false" fo:text-align="start" style:justify-single-word="false"/>
      <style:text-properties fo:font-weight="normal" officeooo:paragraph-rsid="00233b5b" style:font-weight-asian="normal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1e716e" officeooo:paragraph-rsid="001e716e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officeooo:rsid="00209b61" officeooo:paragraph-rsid="00209b61"/>
    </style:style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officeooo:paragraph-rsid="00209b61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26dcf2" officeooo:paragraph-rsid="0026dcf2"/>
    </style:style>
    <style:style style:name="P23" style:family="paragraph" style:parent-style-name="Text_20_body" style:list-style-name="L8">
      <style:paragraph-properties fo:margin-top="0in" fo:margin-bottom="0in" style:contextual-spacing="false"/>
      <style:text-properties officeooo:rsid="0026dcf2" officeooo:paragraph-rsid="0026dcf2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26dcf2"/>
    </style:style>
    <style:style style:name="P25" style:family="paragraph" style:parent-style-name="Text_20_body">
      <style:paragraph-properties fo:margin-top="0in" fo:margin-bottom="0in" style:contextual-spacing="false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officeooo:rsid="0027bf3a" officeooo:paragraph-rsid="0027bf3a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29f7ad"/>
    </style:style>
    <style:style style:name="P28" style:family="paragraph" style:parent-style-name="Text_20_body" style:list-style-name="L9">
      <style:paragraph-properties fo:margin-top="0in" fo:margin-bottom="0in" style:contextual-spacing="false"/>
      <style:text-properties officeooo:paragraph-rsid="0029f7ad"/>
    </style:style>
    <style:style style:name="P29" style:family="paragraph" style:parent-style-name="Text_20_body">
      <style:paragraph-properties fo:margin-top="0in" fo:margin-bottom="0in" style:contextual-spacing="false"/>
      <style:text-properties officeooo:paragraph-rsid="002b7f00"/>
    </style:style>
    <style:style style:name="P30" style:family="paragraph" style:parent-style-name="Text_20_body" style:list-style-name="L10">
      <style:paragraph-properties fo:margin-top="0in" fo:margin-bottom="0in" style:contextual-spacing="false"/>
      <style:text-properties officeooo:rsid="002b7f00" officeooo:paragraph-rsid="002b7f00"/>
    </style:style>
    <style:style style:name="P31" style:family="paragraph" style:parent-style-name="Text_20_body">
      <style:text-properties officeooo:rsid="002cabe5" officeooo:paragraph-rsid="002cabe5"/>
    </style:style>
    <style:style style:name="P32" style:family="paragraph" style:parent-style-name="Text_20_body">
      <style:paragraph-properties fo:break-before="page"/>
      <style:text-properties officeooo:rsid="002cabe5" officeooo:paragraph-rsid="002cabe5"/>
    </style:style>
    <style:style style:name="P33" style:family="paragraph" style:parent-style-name="Text_20_body" style:list-style-name="L12">
      <style:text-properties officeooo:rsid="002cabe5" officeooo:paragraph-rsid="002cabe5"/>
    </style:style>
    <style:style style:name="P34" style:family="paragraph" style:parent-style-name="Text_20_body">
      <style:text-properties officeooo:rsid="002cabe5" officeooo:paragraph-rsid="002d85c4"/>
    </style:style>
    <style:style style:name="P35" style:family="paragraph" style:parent-style-name="Text_20_body">
      <style:text-properties officeooo:rsid="002d85c4" officeooo:paragraph-rsid="002d85c4"/>
    </style:style>
    <style:style style:name="P36" style:family="paragraph" style:parent-style-name="Text_20_body" style:list-style-name="L13">
      <style:text-properties officeooo:paragraph-rsid="002e37be"/>
    </style:style>
    <style:style style:name="P37" style:family="paragraph">
      <style:paragraph-properties fo:margin-left="0in" fo:margin-right="0in" fo:text-align="center" fo:text-indent="0in"/>
      <style:text-properties style:font-name="F" fo:font-size="12pt"/>
    </style:style>
    <style:style style:name="P38" style:family="paragraph">
      <loext:graphic-properties draw:fill-color="#ffffff"/>
      <style:paragraph-properties fo:margin-left="0in" fo:margin-right="0in" fo:text-align="center" fo:text-indent="0in"/>
      <style:text-properties style:font-name="F" fo:font-size="12pt" fo:font-weight="bold" style:font-weight-asian="bold" style:font-weight-complex="bold"/>
    </style:style>
    <style:style style:name="P3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4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44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4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bef67"/>
    </style:style>
    <style:style style:name="T2" style:family="text">
      <style:text-properties officeooo:rsid="001d48a1"/>
    </style:style>
    <style:style style:name="T3" style:family="text">
      <style:text-properties officeooo:rsid="001e24cb"/>
    </style:style>
    <style:style style:name="T4" style:family="text">
      <style:text-properties officeooo:rsid="001f2925"/>
    </style:style>
    <style:style style:name="T5" style:family="text">
      <style:text-properties officeooo:rsid="002049ae"/>
    </style:style>
    <style:style style:name="T6" style:family="text">
      <style:text-properties officeooo:rsid="002080e8"/>
    </style:style>
    <style:style style:name="T7" style:family="text">
      <style:text-properties officeooo:rsid="00209b61"/>
    </style:style>
    <style:style style:name="T8" style:family="text">
      <style:text-properties fo:font-size="18pt" officeooo:rsid="00233b5b"/>
    </style:style>
    <style:style style:name="T9" style:family="text">
      <style:text-properties fo:font-size="18pt" style:text-underline-style="none" fo:font-weight="normal" style:font-weight-asian="normal" style:font-weight-complex="normal"/>
    </style:style>
    <style:style style:name="T10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0pt" style:text-underline-style="solid" style:text-underline-width="auto" style:text-underline-color="font-color" fo:font-weight="bold" officeooo:rsid="002b7f00" style:font-weight-asian="bold" style:font-weight-complex="bold"/>
    </style:style>
    <style:style style:name="T12" style:family="text">
      <style:text-properties officeooo:rsid="00233b5b"/>
    </style:style>
    <style:style style:name="T13" style:family="text">
      <style:text-properties officeooo:rsid="00249815"/>
    </style:style>
    <style:style style:name="T14" style:family="text">
      <style:text-properties officeooo:rsid="00293651"/>
    </style:style>
    <style:style style:name="T15" style:family="text">
      <style:text-properties officeooo:rsid="002af264"/>
    </style:style>
    <style:style style:name="T16" style:family="text">
      <style:text-properties officeooo:rsid="002cabe5"/>
    </style:style>
    <style:style style:name="T17" style:family="text">
      <style:text-properties officeooo:rsid="002d85c4"/>
    </style:style>
    <style:style style:name="T18" style:family="text">
      <style:text-properties style:font-name="F" fo:font-size="13pt" fo:font-weight="bold" style:font-size-asian="11pt" style:font-weight-asian="bold" style:font-size-complex="13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1pt" style:language-asian="zh" style:country-asian="CN" style:font-style-asian="normal" style:font-weight-asian="bold" style:font-name-complex="FreeSans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size="15pt" fo:font-weight="bold" style:font-size-asian="13pt" style:font-weight-asian="bold" style:font-size-complex="15pt" style:font-weight-complex="bold"/>
    </style:style>
    <style:style style:name="T21" style:family="text">
      <style:text-properties fo:font-size="13pt" fo:font-weight="bold" style:font-size-asian="11pt" style:font-weight-asian="bold" style:font-size-complex="13pt" style:font-weight-complex="bold"/>
    </style:style>
    <style:style style:name="T22" style:family="text">
      <style:text-properties fo:font-size="16pt" fo:font-weight="bold" style:font-size-asian="14pt" style:font-weight-asian="bold" style:font-size-complex="16pt" style:font-weight-complex="bold"/>
    </style:style>
    <style:style style:name="T23" style:family="text">
      <style:text-properties fo:font-size="16pt" fo:font-weight="normal" style:font-size-asian="14pt" style:font-weight-asian="normal" style:font-size-complex="16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8752in" fo:min-width="2.1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top" draw:auto-grow-height="false" fo:min-height="2.0083in" fo:min-width="4.29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2.7681in" fo:min-width="7.73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0.428in" fo:min-width="2.3193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0.428in" fo:min-width="2.3193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0.428in" fo:min-width="2.3193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1.228in" fo:min-width="2.8445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2.811in" fo:min-width="2.2445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width="0.0138in" svg:stroke-color="#000000" draw:marker-start="Arrowheads_20_1" draw:marker-start-width="0.1598in" draw:marker-end="Arrowheads_20_1" draw:marker-end-width="0.1598in" draw:fill-color="#ffffff" draw:textarea-horizontal-align="justify" draw:textarea-vertical-align="top" draw:auto-grow-height="false" fo:min-height="0.4193in" fo:min-width="1.5028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2.811in" fo:min-width="2.2445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w handlu i usługach</text:p>
      <text:h text:style-name="P2" text:outline-level="1">Lekcja 1 (20/2/2024):</text:h>
      <text:p text:style-name="P25"/>
      <text:p text:style-name="P25">Prezentacja 15 slajdów.</text:p>
      <text:p text:style-name="P25">Literatura: Marketing usług - Payne Adrian <text:span text:style-name="T1">(199</text:span><text:span text:style-name="T3">3</text:span><text:span text:style-name="T1"> </text:span><text:span text:style-name="T3">rok</text:span><text:span text:style-name="T1">)</text:span></text:p>
      <text:p text:style-name="P25"/>
      <text:p text:style-name="P25">Target marketing – <text:span text:style-name="T2">promowanie towarów/usług do grupy </text:span>celow<text:span text:style-name="T2">ej</text:span>, konretnych interesujący.</text:p>
      <text:p text:style-name="P25">Marketing generuje potrzeby, ale także <text:span text:style-name="T4">ich</text:span> zaspok<text:span text:style-name="T5">a</text:span>j<text:span text:style-name="T5">a</text:span>.</text:p>
      <text:p text:style-name="P18"/>
      <text:h text:style-name="P2" text:outline-level="1">Lekcja <text:span text:style-name="T6">3. </text:span><text:span text:style-name="T7">Zasoby przedsiębiorstwa handlowego</text:span> (<text:span text:style-name="T6">5</text:span>/<text:span text:style-name="T6">3</text:span>/2024):</text:h>
      <text:h text:style-name="P7" text:outline-level="2">ERP System:</text:h>
      <text:list text:style-name="L3">
        <text:list-item>
          <text:p text:style-name="P19">FRM (Finance, Resource, Management)</text:p>
        </text:list-item>
        <text:list-item>
          <text:p text:style-name="P19">SCM (Supply Chain Management)</text:p>
        </text:list-item>
        <text:list-item>
          <text:p text:style-name="P19">HRM (Human Resource Management)</text:p>
        </text:list-item>
        <text:list-item>
          <text:p text:style-name="P19">CRM (Customer Relationship Management)</text:p>
        </text:list-item>
        <text:list-item>
          <text:p text:style-name="P21"><text:span text:style-name="T7">MRP (Manafacturing Resource Planning)</text:span></text:p>
          <text:p text:style-name="P21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Zasoby ludziie↓</text:p>
          </table:table-cell>
          <table:table-cell table:style-name="Table1.C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Zasoby finansowe →</text:p>
          </table:table-cell>
          <table:table-cell table:style-name="Table1.A2" office:value-type="string">
            <text:p text:style-name="P12"><text:span text:style-name="T12">P</text:span>rzedsiębiorstw<text:span text:style-name="T12">o</text:span> handlow<text:span text:style-name="T12">e</text:span></text:p>
          </table:table-cell>
          <table:table-cell table:style-name="Table1.C2" office:value-type="string">
            <text:p text:style-name="P14">← <text:s/>Zasoby niematerialne:</text:p>
            <text:list text:style-name="L1">
              <text:list-item>
                <text:p text:style-name="P17"><text:span text:style-name="T8">Organizacja, </text:span></text:p>
              </text:list-item>
              <text:list-item>
                <text:p text:style-name="P17"><text:span text:style-name="T8">Reputacja </text:span></text:p>
              </text:list-item>
              <text:list-item>
                <text:p text:style-name="P17"><text:span text:style-name="T8">Marka</text:span></text:p>
              </text:list-item>
            </text:list>
          </table:table-cell>
        </table:table-row>
        <table:table-row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3"><text:span text:style-name="T13">↑</text:span>Zasoby rzeczowe:</text:p>
            <text:list text:style-name="L2">
              <text:list-item>
                <text:p text:style-name="P15">Baza materialo-techniczna</text:p>
              </text:list-item>
              <text:list-item>
                <text:p text:style-name="P16"><text:span text:style-name="T8">Towary</text:span></text:p>
              </text:list-item>
            </text:list>
          </table:table-cell>
          <table:table-cell table:style-name="Table1.C2" office:value-type="string">
            <text:p text:style-name="P12"/>
          </table:table-cell>
        </table:table-row>
      </table:table>
      <text:h text:style-name="P7" text:outline-level="2" text:is-list-header="true"><text:soft-page-break/>Zasoby niematerialne</text:h>
      <text:list text:style-name="L7">
        <text:list-item>
          <text:p text:style-name="P20">Kultura organizacyjna, tj. Normy, wartości i zachowania społeczne;</text:p>
        </text:list-item>
        <text:list-item>
          <text:p text:style-name="P20">Wiedza i kompetencje pracowników;</text:p>
        </text:list-item>
        <text:list-item>
          <text:p text:style-name="P20">Wizerunek przedsiębiorstwa;</text:p>
        </text:list-item>
        <text:list-item>
          <text:p text:style-name="P20">Reputacja;</text:p>
        </text:list-item>
        <text:list-item>
          <text:p text:style-name="P20">Lojalni nabywcy;</text:p>
        </text:list-item>
      </text:list>
      <text:h text:style-name="P5" text:outline-level="2">Zintegrowany proces marketingu:</text:h>
      <text:p text:style-name="P24"><draw:custom-shape text:anchor-type="paragraph" draw:z-index="0" draw:name="Shape 1" draw:style-name="gr13" draw:text-style-name="P44" svg:width="2.2587in" svg:height="2.8252in" svg:x="-0.1126in" svg:y="0.078in"><text:p text:style-name="P45"><text:span text:style-name="T22"><text:s/></text:span><text:span text:style-name="T22">Marketing strategiczny</text:span></text:p><text:p text:style-name="P45"><text:span text:style-name="T22"><text:s/></text:span></text:p><text:p text:style-name="P45"><text:span text:style-name="T23"><text:s/></text:span><text:span text:style-name="T23">Analiza potrzeb</text:span></text:p><text:p text:style-name="P45"><text:span text:style-name="T23"><text:s/></text:span><text:span text:style-name="T23">Segmentacja rynku</text:span></text:p><text:p text:style-name="P45"><text:span text:style-name="T23"/></text:p><text:p text:style-name="P45"><text:span text:style-name="T23"><text:s/></text:span><text:span text:style-name="T23">Atrakcyjność</text:span></text:p><text:p text:style-name="P45"><text:span text:style-name="T23"><text:s/></text:span><text:span text:style-name="T23">Konkurentność</text:span></text:p><text:p text:style-name="P45"><text:span text:style-name="T23"/></text:p><text:p text:style-name="P45"><text:span text:style-name="T23"><text:s/></text:span><text:span text:style-name="T23">Popyt całkowity</text:span></text:p><text:p text:style-name="P45"><text:span text:style-name="T23"><text:s/></text:span><text:span text:style-name="T23">Prognoza sprzedaży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12" draw:text-style-name="P44" svg:width="1.5169in" svg:height="0.4335in" svg:x="3.4874in" svg:y="2.5862in"><text:p text:style-name="P45"><text:span text:style-name="T22"><text:s text:c="2"/></text:span><text:span text:style-name="T22">Sprzedaż</text:span></text:p><draw:enhanced-geometry svg:viewBox="0 0 21600 21600" draw:type="rectangle" draw:enhanced-path="M 0 0 L 21600 0 21600 21600 0 21600 0 0 Z N"/></draw:custom-shape><draw:line text:anchor-type="paragraph" draw:z-index="2" draw:name="Line 1" draw:style-name="gr6" draw:text-style-name="P42" svg:x1="2.1457in" svg:y1="2.7445in" svg:x2="3.4874in" svg:y2="2.7528in"><text:p/></draw:line><draw:custom-shape text:anchor-type="paragraph" draw:z-index="3" draw:name="Shape 3" draw:style-name="gr11" draw:text-style-name="P44" svg:width="2.2587in" svg:height="2.8252in" svg:x="5.6374in" svg:y="0.111in"><text:p text:style-name="P45"><text:span text:style-name="T22"><text:s/></text:span><text:span text:style-name="T22">Marketing operacyjny</text:span></text:p><text:p text:style-name="P45"><text:span text:style-name="T22"><text:s/></text:span></text:p><text:p text:style-name="P45"><text:span text:style-name="T23"><text:s/></text:span><text:span text:style-name="T23">Rynek/segment </text:span></text:p><text:p text:style-name="P45"><text:span text:style-name="T23"><text:s/></text:span><text:span text:style-name="T23">docelowy</text:span></text:p><text:p text:style-name="P45"><text:span text:style-name="T23"/></text:p><text:p text:style-name="P45"><text:span text:style-name="T23"><text:s/></text:span><text:span text:style-name="T23">Marketing-mix</text:span></text:p><text:p text:style-name="P45"><text:span text:style-name="T23"><text:s/></text:span><text:span text:style-name="T23">Budżet</text:span></text:p><text:p text:style-name="P45"><text:span text:style-name="T23"/></text:p><text:p text:style-name="P45"><text:span text:style-name="T23"><text:s/></text:span><text:span text:style-name="T23">Cele dotyczące</text:span></text:p><text:p text:style-name="P45"><text:span text:style-name="T23"><text:s/></text:span><text:span text:style-name="T23">Udziału w rynku</text:span></text:p><draw:enhanced-geometry svg:viewBox="0 0 21600 21600" draw:type="rectangle" draw:enhanced-path="M 0 0 L 21600 0 21600 21600 0 21600 0 0 Z N"/></draw:custom-shape><draw:line text:anchor-type="paragraph" draw:z-index="4" draw:name="Line 2" draw:style-name="gr6" draw:text-style-name="P42" svg:x1="5.6378in" svg:y1="2.861in" svg:x2="5.0043in" svg:y2="2.8445in"><text:p/></draw:line><draw:custom-shape text:anchor-type="paragraph" draw:z-index="5" draw:name="Shape 4" draw:style-name="gr10" draw:text-style-name="P44" svg:width="2.8587in" svg:height="1.2421in" svg:x="2.8457in" svg:y="3.3945in"><text:p text:style-name="P45"><text:span text:style-name="T22"><text:s/></text:span><text:span text:style-name="T22">Program marketungowy</text:span></text:p><text:p text:style-name="P45"><text:span text:style-name="T22"><text:s/></text:span></text:p><text:p text:style-name="P45"><text:span text:style-name="T23"><text:s/></text:span><text:span text:style-name="T23">(Produkt, dystrybucja, cena, </text:span></text:p><text:p text:style-name="P45"><text:span text:style-name="T23"><text:s/></text:span><text:span text:style-name="T23">promocja</text:span></text:p><draw:enhanced-geometry svg:viewBox="0 0 21600 21600" draw:type="rectangle" draw:enhanced-path="M 0 0 L 21600 0 21600 21600 0 21600 0 0 Z N"/></draw:custom-shape><draw:custom-shape text:anchor-type="paragraph" draw:z-index="6" draw:name="Shape 5" draw:style-name="gr9" draw:text-style-name="P44" svg:width="2.3335in" svg:height="0.4421in" svg:x="0.5209in" svg:y="5.161in"><text:p text:style-name="P45"><text:span text:style-name="T22"><text:s/></text:span><text:span text:style-name="T22">Prychody ze sprzedaży</text:span></text:p><draw:enhanced-geometry svg:viewBox="0 0 21600 21600" draw:type="rectangle" draw:enhanced-path="M 0 0 L 21600 0 21600 21600 0 21600 0 0 Z N"/></draw:custom-shape><draw:custom-shape text:anchor-type="paragraph" draw:z-index="7" draw:name="Shape 6" draw:style-name="gr8" draw:text-style-name="P44" svg:width="2.3335in" svg:height="0.4421in" svg:x="2.7126in" svg:y="5.8945in"><text:p text:style-name="P39"><text:span text:style-name="T22">Zysk brutto</text:span></text:p><draw:enhanced-geometry svg:viewBox="0 0 21600 21600" draw:type="rectangle" draw:enhanced-path="M 0 0 L 21600 0 21600 21600 0 21600 0 0 Z N"/></draw:custom-shape><draw:custom-shape text:anchor-type="paragraph" draw:z-index="8" draw:name="Shape 7" draw:style-name="gr7" draw:text-style-name="P43" svg:width="2.3335in" svg:height="0.4421in" svg:x="4.7543in" svg:y="5.128in"><text:p text:style-name="P39"><text:span text:style-name="T22">N</text:span><text:span text:style-name="T22">a</text:span><text:span text:style-name="T22">k</text:span><text:span text:style-name="T22">ł</text:span><text:span text:style-name="T22">a</text:span><text:span text:style-name="T22">d</text:span><text:span text:style-name="T22">y</text:span><text:span text:style-name="T22"> </text:span><text:span text:style-name="T22">n</text:span><text:span text:style-name="T22">a</text:span><text:span text:style-name="T22"> </text:span><text:span text:style-name="T22">m</text:span><text:span text:style-name="T22">a</text:span><text:span text:style-name="T22">r</text:span><text:span text:style-name="T22">k</text:span><text:span text:style-name="T22">e</text:span><text:span text:style-name="T22">t</text:span><text:span text:style-name="T22">i</text:span><text:span text:style-name="T22">n</text:span><text:span text:style-name="T22">g</text:span></text:p><draw:enhanced-geometry svg:viewBox="0 0 21600 21600" draw:type="rectangle" draw:enhanced-path="M 0 0 L 21600 0 21600 21600 0 21600 0 0 Z N"/></draw:custom-shape><draw:line text:anchor-type="paragraph" draw:z-index="9" draw:name="Line 3" draw:style-name="gr5" draw:text-style-name="P42" svg:x1="4.0543in" svg:y1="3.0193in" svg:x2="4.0626in" svg:y2="3.3945in"><text:p/></draw:line><draw:line text:anchor-type="paragraph" draw:z-index="10" draw:name="Line 4" draw:style-name="gr6" draw:text-style-name="P42" svg:x1="2.8461in" svg:y1="4.161in" svg:x2="1.8043in" svg:y2="5.161in"><text:p/></draw:line><draw:line text:anchor-type="paragraph" draw:z-index="11" draw:name="Line 5" draw:style-name="gr6" draw:text-style-name="P42" svg:x1="1.7791in" svg:y1="5.6028in" svg:x2="2.6709in" svg:y2="6.1028in"><text:p/></draw:line><draw:line text:anchor-type="paragraph" draw:z-index="12" draw:name="Line 6" draw:style-name="gr4" draw:text-style-name="P42" svg:x1="5.0874in" svg:y1="6.1858in" svg:x2="5.8791in" svg:y2="5.5693in"><text:p/></draw:line><draw:line text:anchor-type="paragraph" draw:z-index="13" draw:name="Line 7" draw:style-name="gr6" draw:text-style-name="P42" svg:x1="5.7043in" svg:y1="4.061in" svg:x2="6.3126in" svg:y2="5.1276in"><text:p/></draw:line><draw:line text:anchor-type="paragraph" draw:z-index="14" draw:name="Line 8" draw:style-name="gr5" draw:text-style-name="P42" svg:x1="4.6291in" svg:y1="6.378in" svg:x2="4.5874in" svg:y2="6.6945in"><text:p/></draw:line><draw:line text:anchor-type="paragraph" draw:z-index="15" draw:name="Line 9" draw:style-name="gr5" draw:text-style-name="P42" svg:x1="4.5874in" svg:y1="6.6945in" svg:x2="7.8126in" svg:y2="6.628in"><text:p/></draw:line><draw:line text:anchor-type="paragraph" draw:z-index="16" draw:name="Line 10" draw:style-name="gr5" draw:text-style-name="P42" svg:x1="7.7291in" svg:y1="3.4945in" svg:x2="7.8126in" svg:y2="6.628in"><text:p/></draw:line><draw:line text:anchor-type="paragraph" draw:z-index="17" draw:name="Line 11" draw:style-name="gr4" draw:text-style-name="P42" svg:x1="5.7043in" svg:y1="3.678in" svg:x2="7.7295in" svg:y2="3.4945in"><text:p/></draw:line></text:p>
      <text:h text:style-name="P6" text:outline-level="2">Otoczenie marketungowe przedsiębiorstw handlowych</text:h>
      <text:p text:style-name="P24"><draw:custom-shape text:anchor-type="paragraph" draw:z-index="18" draw:name="Shape 8" draw:style-name="gr3" draw:text-style-name="P41" svg:width="7.7335in" svg:height="2.7685in" svg:x="-0.048in" svg:y="0.0736in"><text:p><text:span text:style-name="T20">Czynniki </text:span><text:span text:style-name="T20">ekonomiczn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Czynniki </text:span><text:span text:style-name="T20">demograficzne</text:span></text:p><text:p/><text:p/><text:p/><text:p/><text:p><text:span text:style-name="T21"/></text:p><text:p><text:span text:style-name="T21"><text:s/></text:span><text:span text:style-name="T21">Czynniki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6"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zynniki </text:span></text:p><text:p><text:span text:style-name="T21"><text:s/></text:span><text:span text:style-name="T21">polityczno-prawn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2"/>spoleczno-</text:span><text:span text:style-name="T21">kulturowe</text:span></text:p><text:p/><text:p/><text:p/><text:p/><text:p><text:span text:style-name="T20">Czynniki </text:span><text:span text:style-name="T20">naturaln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Czynniki </text:span><text:span text:style-name="T20">technologiczne</text:span></text:p><draw:enhanced-geometry svg:viewBox="0 0 21600 21600" draw:type="rectangle" draw:enhanced-path="M 0 0 L 21600 0 21600 21600 0 21600 0 0 Z N"/></draw:custom-shape></text:p>
      <text:p text:style-name="P24"/>
      <text:p text:style-name="P24"><draw:custom-shape text:anchor-type="paragraph" draw:z-index="19" draw:name="Shape 9" draw:style-name="gr2" draw:text-style-name="P40" svg:width="4.2921in" svg:height="2.0087in" svg:x="1.5854in" svg:y="-0.1965in"><text:p text:style-name="P39"><text:span text:style-name="T19">Konturenci</text:span></text:p><text:p text:style-name="P39"><text:span text:style-name="T19"/></text:p><text:p text:style-name="P39"><text:span text:style-name="T19"/></text:p><text:p text:style-name="P39"><text:span text:style-name="T19"/></text:p><text:p text:style-name="P39"><text:span text:style-name="T19">Dostawcy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Nabywcy</text:span></text:p><text:p text:style-name="P39"><text:span text:style-name="T19"/></text:p><text:p text:style-name="P39"><text:span text:style-name="T19"/></text:p><text:p text:style-name="P39"><text:span text:style-name="T19"/></text:p><text:p text:style-name="P39"><text:span text:style-name="T19">Pośrednicy</text:span></text:p><draw:enhanced-geometry svg:viewBox="0 0 21600 21600" draw:type="rectangle" draw:enhanced-path="M 0 0 L 21600 0 21600 21600 0 21600 0 0 Z N"/></draw:custom-shape></text:p>
      <text:p text:style-name="P24"/>
      <text:p text:style-name="P24"><draw:custom-shape text:anchor-type="paragraph" draw:z-index="20" draw:name="Shape 10" draw:style-name="gr1" draw:text-style-name="P38" svg:width="2.1169in" svg:height="0.8752in" svg:x="2.7272in" svg:y="-0.2772in"><text:p text:style-name="P37"><text:span text:style-name="T18">P</text:span><text:span text:style-name="T18">r</text:span><text:span text:style-name="T18">z</text:span><text:span text:style-name="T18">e</text:span><text:span text:style-name="T18">d</text:span><text:span text:style-name="T18">s</text:span><text:span text:style-name="T18">i</text:span><text:span text:style-name="T18">ę</text:span><text:span text:style-name="T18">b</text:span><text:span text:style-name="T18">i</text:span><text:span text:style-name="T18">o</text:span><text:span text:style-name="T18">r</text:span><text:span text:style-name="T18">s</text:span><text:span text:style-name="T18">t</text:span><text:span text:style-name="T18">w</text:span><text:span text:style-name="T18">a</text:span><text:span text:style-name="T18"> </text:span></text:p><text:p text:style-name="P37"><text:span text:style-name="T18">h</text:span><text:span text:style-name="T18">a</text:span><text:span text:style-name="T18">n</text:span><text:span text:style-name="T18">d</text:span><text:span text:style-name="T18">l</text:span><text:span text:style-name="T18">o</text:span><text:span text:style-name="T18">w</text:span><text:span text:style-name="T18">e</text:span></text:p><draw:enhanced-geometry svg:viewBox="0 0 21600 21600" draw:type="rectangle" draw:enhanced-path="M 0 0 L 21600 0 21600 21600 0 21600 0 0 Z N"/></draw:custom-shape></text:p>
      <text:p text:style-name="P24"/>
      <text:p text:style-name="P24"/>
      <text:p text:style-name="P24"/>
      <text:p text:style-name="P22"/>
      <text:h text:style-name="P5" text:outline-level="2">Wśród czynników przedądzających o wyborze dostawcy przedsiębioswo bierze pod uwagę m.in.:</text:h>
      <text:list text:style-name="L8">
        <text:list-item>
          <text:p text:style-name="P23">Niezawodność dostaw;</text:p>
        </text:list-item>
        <text:list-item>
          <text:p text:style-name="P26">Oferowane ceny (z uwzględnieniem rabatów)</text:p>
        </text:list-item>
        <text:list-item>
          <text:p text:style-name="P26"><text:span text:style-name="T14">D</text:span>ogodne terminy dostaw</text:p>
        </text:list-item>
        <text:list-item>
          <text:p text:style-name="P26">Poziom oferowanych usług</text:p>
        </text:list-item>
      </text:list>
      <text:h text:style-name="P9" text:outline-level="2">Przyczyny wzrostu przewagi detalistów nad dostawcami:</text:h>
      <text:p text:style-name="P27">… <text:span text:style-name="T15">(таблица в фб чате)</text:span></text:p>
      <text:h text:style-name="P3" text:outline-level="2"/>
      <text:h text:style-name="P8" text:outline-level="2">Przy ksztaltowaniu wnętrza sklepu należy uwzględnić strefy powierzchni, które mają różne znaczenie dla kształtowania obrotów i dochodu brutto.</text:h>
      <text:p text:style-name="P27"><text:span text:style-name="T10">Do stref o najwyższym znaczeniu należą:</text:span></text:p>
      <text:list text:style-name="L9">
        <text:list-item>
          <text:p text:style-name="P28">drogi główne między regałami w sklepie;</text:p>
        </text:list-item>
        <text:list-item>
          <text:p text:style-name="P28">powierzchnie sprzedaży leżące po prawej stronie klienta;</text:p>
        </text:list-item>
        <text:list-item>
          <text:p text:style-name="P28">powierzchnie sprzedaży, które klient ogarnia od razu wzrokiem;</text:p>
        </text:list-item>
        <text:list-item>
          <text:p text:style-name="P28">skrzyżowania dróg między regałami;</text:p>
        </text:list-item>
        <text:list-item>
          <text:p text:style-name="P28">obszary wokół kas;</text:p>
        </text:list-item>
        <text:list-item>
          <text:p text:style-name="P28">strefy wokół schodów, wind itp</text:p>
        </text:list-item>
      </text:list>
      <text:p text:style-name="P29"><text:span text:style-name="T10">Do stref o naj</text:span><text:span text:style-name="T11">mniejszym</text:span><text:span text:style-name="T10"> znaczeniu należą:</text:span></text:p>
      <text:list text:style-name="L10">
        <text:list-item>
          <text:p text:style-name="P30"><text:span text:style-name="T9">drogi boczne sklepu;</text:span></text:p>
        </text:list-item>
        <text:list-item>
          <text:p text:style-name="P30"><text:span text:style-name="T9">powierzchnie sprzedaży leżące po lewej stronie klienta;</text:span></text:p>
        </text:list-item>
        <text:list-item>
          <text:p text:style-name="P30"><text:span text:style-name="T9">obszary za kasami;</text:span></text:p>
        </text:list-item>
        <text:list-item>
          <text:p text:style-name="P30"><text:span text:style-name="T9">wyższe i niższe piętral</text:span></text:p>
        </text:list-item>
        <text:list-item>
          <text:p text:style-name="P30"><text:span text:style-name="T9">obszary przy wejściu;</text:span></text:p>
        </text:list-item>
        <text:list-item>
          <text:p text:style-name="P30"><text:span text:style-name="T9">zaułki sklepu;</text:span></text:p>
        </text:list-item>
      </text:list>
      <text:h text:style-name="P10" text:outline-level="2">Postawowe zasady rozmieszczania towarów:</text:h>
      <text:p text:style-name="P31">Już na etapie tworzenia sklepu należy odpowiedzieć sobie na następujące pytania:</text:p>
      <text:list text:style-name="L12">
        <text:list-item>
          <text:p text:style-name="P33">Gdzie i jak umiejscowione zostaną poszeczególne stoiska sklepu?</text:p>
        </text:list-item>
        <text:list-item>
          <text:p text:style-name="P33">Gdzie ustrawione będą zamrażarki i łodówki?</text:p>
        </text:list-item>
      </text:list>
      <text:p text:style-name="P31"/>
      <text:p text:style-name="P31"/>
      <text:h text:style-name="P4" text:outline-level="2">Wlasciwosci produktów <text:span text:style-name="T17">wpływające na ich rozmeszczenie w sklepu:</text:span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Wlasciwosci produktów decydujace o</text:p>
            <text:p text:style-name="P11">ich rozmieszczeniu wzdluz glownych</text:p>
            <text:p text:style-name="P11">dróg klienta</text:p>
          </table:table-cell>
          <table:table-cell table:style-name="Table3.B1" office:value-type="string">
            <text:p text:style-name="P11">Wlasciwosci produktów decydujace o</text:p>
            <text:p text:style-name="P11">ich rozmieszezeniu poza glównymi</text:p>
            <text:p text:style-name="P11">drogami klienta</text:p>
          </table:table-cell>
        </table:table-row>
        <table:table-row>
          <table:table-cell table:style-name="Table3.A2" office:value-type="string">
            <text:p text:style-name="P11">•produkty o charakterze pobudzajacym do zakupu: impulsowe,</text:p>
            <text:p text:style-name="P11">innowacje, promocyjne;</text:p>
            <text:p text:style-name="P11">•o niewielkiej wartosci;</text:p>
            <text:p text:style-name="P11">•nie stwarzajace problemów, o krótkim czasie zakupów;</text:p>
            <text:p text:style-name="P11">•nie wymagajace duzej powierzchnit</text:p>
            <text:p text:style-name="P11">sprzedazy;</text:p>
            <text:p text:style-name="P11">•produkty o charakterze masowego</text:p>
            <text:p text:style-name="P11">zapotrzebowania.</text:p>
          </table:table-cell>
          <table:table-cell table:style-name="Table3.B2" office:value-type="string">
            <text:p text:style-name="P11">•produkty o charakterze pobudzajacym do zakupu: impulsowe,</text:p>
            <text:p text:style-name="P11">innowacje, promocyjne;</text:p>
            <text:p text:style-name="P11">•o niewielkiej wartosci;</text:p>
            <text:p text:style-name="P11">•nie stwarzajace problemów, o krótkim czasie zakupów;</text:p>
            <text:p text:style-name="P11">•nie wymagajace duzej powierzchnit</text:p>
            <text:p text:style-name="P11">sprzedazy;</text:p>
            <text:p text:style-name="P11">•produkty o charakterze masowego</text:p>
            <text:p text:style-name="P11">zapotrzebowania.</text:p>
            <text:p text:style-name="P11">•produkty, których trzeba szukac, o</text:p>
            <text:p text:style-name="P11">wysokiej atrakcyjnosci oferty i</text:p>
            <text:p text:style-name="P11">wysokim zapotrzebowaniu na nie;</text:p>
            <text:p text:style-name="P11">•wysokowartosciowe;</text:p>
            <text:p text:style-name="P11">•problematyezne, o dugim czasie</text:p>
            <text:p text:style-name="P11">zakupów;</text:p>
            <text:p text:style-name="P11">•wymagajace duzej powierzchni</text:p>
            <text:p text:style-name="P11">sprzedazy;</text:p>
            <text:p text:style-name="P11">•produkty pokrywajace</text:p>
            <text:p text:style-name="P11">zapotrzebowanie <text:span text:style-name="T17">s</text:span>pecjalne</text:p>
          </table:table-cell>
        </table:table-row>
      </table:table>
      <text:p text:style-name="P34"/>
      <text:p text:style-name="P34"/>
      <text:h text:style-name="P8" text:outline-level="2">Eksponujac towary na regalach poziomych nalezy</text:h>
      <text:h text:style-name="P7" text:outline-level="2" text:is-list-header="true">przestrzegac nastepujacych zasad:</text:h>
      <text:list text:style-name="L13">
        <text:list-item>
          <text:p text:style-name="P36"><text:span text:style-name="T16">﻿﻿na górnych pótkach powinny znajdowac sie artykuly o wysokiej wartosci, z dobra marza oraz takie, których obrót powinien zostac zwickszony;</text:span></text:p>
        </text:list-item>
        <text:list-item>
          <text:p text:style-name="P36"><text:span text:style-name="T16">na nizzych pólkach moga zostac umieszczone artykuly o nizszej wartosci, artykuly o niskiej marzy, artykuly przyciagajace klientów oraz te, które klient musi kupic. Moga to byc równiez artykuly ciezkie, zajmujace duzo mieisca oraz artykuly o charakterystycznym opakowani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fo:font-weight="normal" officeooo:rsid="00249815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4pt" fo:font-weight="bold" officeooo:rsid="00167d9f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249815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44:24.756874519</meta:creation-date>
    <meta:generator>LibreOffice/24.2.0.3$Linux_X86_64 LibreOffice_project/420$Build-3</meta:generator>
    <dc:date>2024-03-05T11:00:58.791938970</dc:date>
    <meta:editing-duration>PT1H53M40S</meta:editing-duration>
    <meta:editing-cycles>28</meta:editing-cycles>
    <meta:document-statistic meta:table-count="2" meta:image-count="0" meta:object-count="0" meta:page-count="6" meta:paragraph-count="95" meta:word-count="473" meta:character-count="3508" meta:non-whitespace-character-count="3163"/>
  </office:meta>
</office:document-meta>
</file>